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YALA AYALA CARME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59959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RUCE APLA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903639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YALA AYALA CARME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MAR FERNANDO FLORES LU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9593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61</text:p>
          </table:table-cell>
          <table:table-cell table:style-name="Tableau1.D2" office:value-type="string">
            <text:p text:style-name="P12">9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5082433</text:p>
          </table:table-cell>
          <table:table-cell table:style-name="Tabla2.A2" office:value-type="string">
            <text:p text:style-name="P7">91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.A.C.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06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